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c906a" officeooo:paragraph-rsid="000c906a"/>
    </style:style>
    <style:style style:name="P2" style:family="paragraph" style:parent-style-name="Standard">
      <style:text-properties officeooo:rsid="000bab06" officeooo:paragraph-rsid="000bab06"/>
    </style:style>
    <style:style style:name="P3" style:family="paragraph" style:parent-style-name="Standard">
      <style:text-properties officeooo:rsid="000c906a" officeooo:paragraph-rsid="000c906a"/>
    </style:style>
    <style:style style:name="P4" style:family="paragraph" style:parent-style-name="Standard">
      <style:text-properties officeooo:rsid="000c906a" officeooo:paragraph-rsid="000f4fc1"/>
    </style:style>
    <style:style style:name="P5" style:family="paragraph" style:parent-style-name="Standard">
      <style:text-properties officeooo:rsid="000d0551" officeooo:paragraph-rsid="000d0551"/>
    </style:style>
    <style:style style:name="P6" style:family="paragraph" style:parent-style-name="Standard">
      <style:text-properties officeooo:rsid="000f4fc1" officeooo:paragraph-rsid="000f4fc1"/>
    </style:style>
    <style:style style:name="P7" style:family="paragraph" style:parent-style-name="Standard">
      <style:text-properties officeooo:rsid="00101a07" officeooo:paragraph-rsid="00101a07"/>
    </style:style>
    <style:style style:name="P8" style:family="paragraph" style:parent-style-name="Standard">
      <style:text-properties officeooo:rsid="0011c158" officeooo:paragraph-rsid="0011c158"/>
    </style:style>
    <style:style style:name="P9" style:family="paragraph" style:parent-style-name="Standard">
      <style:text-properties officeooo:rsid="001272d4" officeooo:paragraph-rsid="001272d4"/>
    </style:style>
    <style:style style:name="T1" style:family="text">
      <style:text-properties officeooo:rsid="000d0551"/>
    </style:style>
    <style:style style:name="T2" style:family="text">
      <style:text-properties officeooo:rsid="00101a07"/>
    </style:style>
    <style:style style:name="T3" style:family="text">
      <style:text-properties officeooo:rsid="001272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s comandos básicos <text:s/>de sql</text:p>
      <text:p text:style-name="P3">São isso ai,o básico do básico para se usar o sql, são comandos essenciais para quem quer operar e trabalhar com bancos de dados</text:p>
      <text:p text:style-name="P3"/>
      <text:p text:style-name="P3">- SELECT : é o comando que <text:span text:style-name="T1">seleciona e separa algum dado na tabela, quer pegar uma informação especifica?Use o SELECT</text:span></text:p>
      <text:p text:style-name="P3"/>
      <text:p text:style-name="P5">Exemplo: </text:p>
      <text:p text:style-name="P1"><text:span text:style-name="Source_20_Text">SELECT nome, idade FROM clientes WHERE cidade = 'São Paulo';</text:span></text:p>
      <text:p text:style-name="P3"/>
      <text:p text:style-name="P4">-<text:span text:style-name="T1">INSERT : comando pra adicionar dados a tabela, como por exemplo.</text:span></text:p>
      <text:p text:style-name="P4"><text:span text:style-name="T1"><text:s/></text:span></text:p>
      <text:p text:style-name="P6">Exemplo:</text:p>
      <text:p text:style-name="P1"><text:span text:style-name="Source_20_Text">INSERT INTO produtos (nome, preço) VALUES ('Laptop', 1200);</text:span></text:p>
      <text:p text:style-name="P1"><text:span text:style-name="Source_20_Text"/></text:p>
      <text:p text:style-name="P3"/>
      <text:p text:style-name="P6">- UPDATE: serve pra você atualizar os dados existentes em determinada tabela.</text:p>
      <text:p text:style-name="P6"/>
      <text:p text:style-name="P6">Exemplo:</text:p>
      <text:p text:style-name="P6">UPDATE funcionarios SET salario = salario *1.1 WHERE cargo=’Gerente’;</text:p>
      <text:p text:style-name="P6"/>
      <text:p text:style-name="P6">-DELETE: <text:span text:style-name="T2">serve pra remover os dados do banco,e é assim sua sintaxe:</text:span></text:p>
      <text:p text:style-name="P6"/>
      <text:p text:style-name="P7">Exemplo:</text:p>
      <text:p text:style-name="P7">DELETE FROM pedidos WHERE status = ‘Cancelado’;</text:p>
      <text:p text:style-name="P7"/>
      <text:p text:style-name="P7">-CREATE TABLE : comando para construir/criar a tabela onde os dados são manipulados;</text:p>
      <text:p text:style-name="P7"/>
      <text:p text:style-name="P7">Exemplo:</text:p>
      <text:p text:style-name="P7">CREATE TABLE cliente(</text:p>
      <text:p text:style-name="P7"><text:s/>id INT PIRMARY KEY,</text:p>
      <text:p text:style-name="P7">nome VARCHAR(50),</text:p>
      <text:p text:style-name="P7">e-mail VARCHAR(50),</text:p>
      <text:p text:style-name="P7">idade INT</text:p>
      <text:p text:style-name="P7">)</text:p>
      <text:p text:style-name="P7"/>
      <text:p text:style-name="P8">-ALTER TABLE: uma evolução, o comando permite que você faça alteraçoes na estrutura da tabela, como adicionar uma nova coluna por exemplo</text:p>
      <text:p text:style-name="P8"/>
      <text:p text:style-name="P8">Exemplo:</text:p>
      <text:p text:style-name="P8">ALTER TABLE produtos ADD COLUMN data_cadastro DATE;</text:p>
      <text:p text:style-name="P8"/>
      <text:p text:style-name="P8">-SELECT DISTINCT: é <text:span text:style-name="T3">pra buscar algo singular na tabela,por exemplo um retorno apenas de valores em uma determinada coluna,o comando SELECT DISTINCT serve exatamente pra isso.</text:span></text:p>
      <text:p text:style-name="P9"/>
      <text:p text:style-name="P9">Exemplo:</text:p>
      <text:p text:style-name="P9">SELECT DISTINCT categoria FROM produtos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5:03:03.062889594</meta:creation-date>
    <dc:date>2025-06-17T16:51:50.054364392</dc:date>
    <meta:editing-duration>PT6M14S</meta:editing-duration>
    <meta:editing-cycles>1</meta:editing-cycles>
    <meta:document-statistic meta:table-count="0" meta:image-count="0" meta:object-count="0" meta:page-count="1" meta:paragraph-count="29" meta:word-count="213" meta:character-count="1347" meta:non-whitespace-character-count="1158"/>
    <meta:generator>LibreOffice/7.3.7.2$Linux_X86_64 LibreOffice_project/30$Build-2</meta:generator>
  </office:meta>
</office:document-meta>
</file>